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0.00pt" fo:font-weight="normal" fo:font-family="'Segoe UI Symbol'" style:font-family-asian="'Segoe UI Symbol'" style:font-family-complex="'Segoe UI Symbol'" fo:background-color="transparent" style:use-window-font-color="true"/>
    </style:style>
    <style:style style:name="T1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7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1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0.00pt" fo:font-weight="normal" fo:font-family="'Times New Roman'" style:font-family-asian="'Times New Roman'" style:font-family-complex="'Times New Roman'" fo:background-color="#ffffff" fo:color="#000000"/>
    </style:style>
    <style:style style:name="T145" style:family="text">
      <style:text-properties fo:font-size="10.00pt" fo:font-weight="normal" fo:font-family="'Times New Roman'" style:font-family-asian="'Times New Roman'" style:font-family-complex="'Times New Roman'" fo:background-color="#ffffff" fo:color="#000000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48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4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0.00pt" fo:font-weight="bold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4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80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83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84" style:family="text">
      <style:text-properties fo:font-size="1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 fo:margin-left="0.50pt" fo:text-indent="-0.50pt">
        <style:tab-stops>
          <style:tab-stop style:position="80.15pt"/>
          <style:tab-stop style:position="16447.75pt"/>
        </style:tab-stops>
      </style:paragraph-properties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200.00%" fo:text-align="left"/>
    </style:style>
    <style:style style:name="P4" style:family="paragraph">
      <style:paragraph-properties fo:line-height="200.00%" fo:text-align="right"/>
    </style:style>
    <style:style style:name="P5" style:family="paragraph">
      <style:paragraph-properties fo:line-height="100.00%" fo:text-align="left" fo:margin-left="0.50pt" fo:text-indent="-0.50pt">
        <style:tab-stops>
          <style:tab-stop style:position="80.15pt"/>
          <style:tab-stop style:position="16447.75pt"/>
        </style:tab-stops>
      </style:paragraph-properties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10" style:family="paragraph">
      <style:paragraph-properties fo:line-height="100.00%" fo:text-align="left" fo:margin-left="18.00pt" fo:text-indent="0.00pt"/>
    </style:style>
    <style:style style:name="P11" style:family="paragraph">
      <style:paragraph-properties fo:line-height="100.00%" fo:text-align="justify" fo:margin-left="18.00pt" fo:text-indent="0.00pt"/>
    </style:style>
    <style:style style:name="P12" style:family="paragraph">
      <style:paragraph-properties fo:line-height="100.00%" fo:text-align="left"/>
    </style:style>
    <text:list-style style:name="L1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14" style:family="paragraph">
      <style:paragraph-properties fo:line-height="100.00%" fo:text-align="left" fo:margin-left="18.00pt" fo:text-indent="0.00pt"/>
    </style:style>
    <text:list-style style:name="L1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right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19" style:family="paragraph">
      <style:paragraph-properties fo:line-height="100.00%" fo:text-align="left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justify">
        <style:tab-stops>
          <style:tab-stop style:position="837346.80pt"/>
        </style:tab-stops>
      </style:paragraph-properties>
    </style:style>
    <style:style style:name="P21" style:family="paragraph">
      <style:paragraph-properties fo:line-height="100.00%" fo:text-align="left" fo:margin-left="5.40pt" fo:text-indent="-5.40pt">
        <style:tab-stops>
          <style:tab-stop style:position="17.80pt"/>
          <style:tab-stop style:position="32891.10pt"/>
          <style:tab-stop style:position="421116.25pt" style:type="right"/>
          <style:tab-stop style:position="-5.40pt"/>
          <style:tab-stop style:position="28.10pt"/>
          <style:tab-stop style:position="32891.10pt"/>
          <style:tab-stop style:position="421116.25pt" style:type="right"/>
        </style:tab-stops>
      </style:paragraph-properties>
    </style:style>
    <style:style style:name="P22" style:family="paragraph">
      <style:paragraph-properties fo:line-height="100.00%" fo:text-align="center"/>
    </style:style>
    <style:style style:name="P23" style:family="paragraph">
      <style:paragraph-properties fo:line-height="100.00%" fo:text-align="left" fo:margin-left="5.40pt" fo:text-indent="-5.40pt">
        <style:tab-stops>
          <style:tab-stop style:position="17.80pt"/>
          <style:tab-stop style:position="32891.10pt"/>
          <style:tab-stop style:position="421116.25pt" style:type="right"/>
          <style:tab-stop style:position="-5.40pt"/>
          <style:tab-stop style:position="28.10pt"/>
          <style:tab-stop style:position="32891.10pt"/>
          <style:tab-stop style:position="421116.25pt" style:type="right"/>
        </style:tab-stops>
      </style:paragraph-properties>
    </style:style>
    <style:style style:name="P24" style:family="paragraph">
      <style:paragraph-properties fo:line-height="100.00%" fo:text-align="left" fo:margin-left="5.40pt" fo:text-indent="-5.40pt">
        <style:tab-stops>
          <style:tab-stop style:position="17.80pt"/>
          <style:tab-stop style:position="32891.10pt"/>
          <style:tab-stop style:position="421116.25pt" style:type="right"/>
          <style:tab-stop style:position="1620.20pt"/>
          <style:tab-stop style:position="28.10pt"/>
          <style:tab-stop style:position="32891.10pt"/>
          <style:tab-stop style:position="421116.25pt" style:type="right"/>
        </style:tab-stops>
      </style:paragraph-properties>
    </style:style>
    <style:style style:name="P25" style:family="paragraph">
      <style:paragraph-properties fo:line-height="100.00%" fo:text-align="justify"/>
    </style:style>
    <style:style style:name="P26" style:family="paragraph">
      <style:paragraph-properties fo:line-height="100.00%" fo:text-align="left" fo:margin-left="5.40pt" fo:text-indent="-5.40pt">
        <style:tab-stops>
          <style:tab-stop style:position="17.80pt"/>
          <style:tab-stop style:position="32891.10pt"/>
          <style:tab-stop style:position="421116.25pt" style:type="right"/>
          <style:tab-stop style:position="1620.20pt"/>
          <style:tab-stop style:position="28.10pt"/>
          <style:tab-stop style:position="32891.10pt"/>
          <style:tab-stop style:position="421116.25pt" style:type="right"/>
        </style:tab-stops>
      </style:paragraph-properties>
    </style:style>
    <style:style style:name="P27" style:family="paragraph">
      <style:paragraph-properties fo:line-height="100.00%" fo:text-align="justify"/>
    </style:style>
    <text:list-style style:name="L2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8" style:family="paragraph">
      <style:paragraph-properties fo:line-height="100.00%" fo:text-align="left">
        <style:tab-stops>
          <style:tab-stop style:position="837346.80pt"/>
        </style:tab-stops>
      </style:paragraph-properties>
    </style:style>
    <style:style style:name="P29" style:family="paragraph">
      <style:paragraph-properties fo:line-height="100.00%" fo:text-align="left" fo:margin-left="18.00pt" fo:text-indent="0.00pt"/>
    </style:style>
    <style:style style:name="P30" style:family="paragraph">
      <style:paragraph-properties fo:line-height="100.00%" fo:text-align="right" fo:margin-left="18.00pt" fo:text-indent="0.00pt"/>
    </style:style>
    <style:style style:name="TableColumn0100" style:family="table-column">
      <style:table-column-properties style:column-width="1.120139in"/>
    </style:style>
    <style:style style:name="TableColumn0101" style:family="table-column">
      <style:table-column-properties style:column-width="5.454861in"/>
    </style:style>
    <style:style style:name="Table01" style:family="table">
      <style:table-properties style:width="6.575000in" fo:margin-left="0.000000in" style:writing-mode="lr" table:align="left" style:may-break-between-rows="true"/>
    </style:style>
    <style:style style:name="TableRow0100" style:family="table-row">
      <style:table-row-properties style:min-row-height="2.371528in"/>
    </style:style>
    <style:style style:name="TableCell010000" style:family="table-cell">
      <style:table-cell-properties fo:border-top="0.003472in solid #000000" fo:border-left="0.003472in solid #000000" fo:border-right="0.003472in solid #000000" fo:border-bottom="0.003472in solid #000000" fo:padding-left="0.006944in" fo:padding-right="0.006944in" fo:vertical-align="top" fo:background-color="#ffffff"/>
    </style:style>
    <style:style style:name="TableCell010001" style:family="table-cell">
      <style:table-cell-properties fo:border-top="0.003472in solid #000000" fo:border-left="0.003472in solid #000000" fo:border-right="0.003472in solid #000000" fo:border-bottom="0.003472in solid #000000" fo:padding-left="0.006944in" fo:padding-right="0.006944in" fo:vertical-align="top" fo:background-color="#ffffff"/>
    </style:style>
    <style:style style:name="TableColumn0200" style:family="table-column">
      <style:table-column-properties style:column-width="0.322222in"/>
    </style:style>
    <style:style style:name="TableColumn0201" style:family="table-column">
      <style:table-column-properties style:column-width="0.465278in"/>
    </style:style>
    <style:style style:name="TableColumn0202" style:family="table-column">
      <style:table-column-properties style:column-width="0.661111in"/>
    </style:style>
    <style:style style:name="TableColumn0203" style:family="table-column">
      <style:table-column-properties style:column-width="0.750000in"/>
    </style:style>
    <style:style style:name="TableColumn0204" style:family="table-column">
      <style:table-column-properties style:column-width="1.375000in"/>
    </style:style>
    <style:style style:name="TableColumn0205" style:family="table-column">
      <style:table-column-properties style:column-width="1.998611in"/>
    </style:style>
    <style:style style:name="TableColumn0206" style:family="table-column">
      <style:table-column-properties style:column-width="1.118750in"/>
    </style:style>
    <style:style style:name="Table02" style:family="table">
      <style:table-properties style:width="6.690972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6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4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5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6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2"><draw:frame text:anchor-type="as-char" svg:width="19.05mm" svg:height="22.01mm" style:rel-width="scale" style:rel-height="scale"><draw:object-ole xlink:href="OleObj1"/><draw:image xlink:href="ObjectReplacements/OleObj1"/></draw:frame><text:span text:style-name="T1"/></text:p>
          </table:table-cell>
          <table:table-cell table:style-name="TableCell010001">
            <text:p text:style-name="P3"><text:span text:style-name="T2">Отчёт по лабораторной работе</text:span><text:span text:style-name="T3">№</text:span><text:span text:style-name="T4"><text:tab/></text:span><text:span text:style-name="T5">2</text:span><text:span text:style-name="T6">1</text:span><text:span text:style-name="T7"><text:tab/></text:span><text:span text:style-name="T8">по курсу<text:s/></text:span><text:span text:style-name="T9"><text:tab/>1<text:tab/></text:span><text:span text:style-name="T10">­</text:span></text:p>
            <text:p text:style-name="P4"><text:span text:style-name="T11">студента группы<text:s text:c="2"/></text:span><text:span text:style-name="T12">М8О-108Б Попова Матвея<text:tab/></text:span><text:span text:style-name="T13">,<text:s/></text:span><text:span text:style-name="T14">№</text:span><text:span text:style-name="T15"><text:s/></text:span><text:span text:style-name="T16">по списку<text:s text:c="2"/></text:span><text:span text:style-name="T17"><text:tab/>18<text:tab/></text:span></text:p>
            <text:p text:style-name="P4"><text:span text:style-name="T18">Адреса www, e-mail, jabber, skype</text:span><text:span text:style-name="T19"><text:tab/> popov.m4tvei@yandex.ru<text:tab/><text:tab/><text:tab/></text:span></text:p>
            <text:p text:style-name="P4"><text:span text:style-name="T20">Работа выполнена: “</text:span><text:span text:style-name="T21">10</text:span><text:span text:style-name="T22">“ марта</text:span><text:span text:style-name="T23"><text:s/></text:span><text:span text:style-name="T24">2020г.<text:tab/><text:tab/></text:span></text:p>
            <text:p text:style-name="P4"><text:span text:style-name="T24">Преподаватель:</text:span><text:span text:style-name="T25"><text:tab/><text:tab/><text:tab/>Трубченко Никита Михайлович.<text:tab/><text:tab/><text:tab/><text:tab/></text:span></text:p>
            <text:p text:style-name="P4"><text:span text:style-name="T26">Входной контроль знаний с оценкой<text:s/></text:span><text:span text:style-name="T27"><text:tab/><text:tab/><text:tab/><text:tab/><text:tab/></text:span></text:p>
            <text:p text:style-name="P4"><text:span text:style-name="T28">Отчёт сдан “</text:span><text:span text:style-name="T29">10</text:span><text:span text:style-name="T30">“ марта</text:span><text:span text:style-name="T31"><text:tab/><text:tab/></text:span><text:span text:style-name="T32">2021</text:span><text:span text:style-name="T33"><text:tab/></text:span><text:span text:style-name="T34">г., итоговая оценка<text:s/></text:span><text:span text:style-name="T35"><text:tab/><text:tab/></text:span></text:p>
            <text:p text:style-name="P4"><text:span text:style-name="T36">Подпись преподавателя<text:s/></text:span><text:span text:style-name="T37"><text:tab/><text:tab/><text:tab/><text:tab/></text:span><text:span text:style-name="T38"/></text:p>
          </table:table-cell>
        </table:table-row>
      </table:table>
      <text:p text:style-name="P6"><text:span text:style-name="T38"/></text:p>
      <text:list text:style-name="L7">
        <text:list-item>
          <text:p text:style-name="P7"><text:span text:style-name="T39">Тема</text:span><text:span text:style-name="T40">:<text:s/></text:span><text:span text:style-name="T41">bash<text:s/></text:span><text:span text:style-name="T42">скрипты</text:span></text:p>
        </text:list-item>
      </text:list>
      <text:p text:style-name="P8"><text:span text:style-name="T43"/></text:p>
      <text:list text:style-name="L9">
        <text:list-item>
          <text:p text:style-name="P9"><text:span text:style-name="T44">Цель работы</text:span><text:span text:style-name="T45">: написать сложный скрипт на<text:s/></text:span><text:span text:style-name="T46">bash</text:span><text:span text:style-name="T47"/></text:p>
        </text:list-item>
        <text:list-item>
          <text:p text:style-name="P9"><text:span text:style-name="T48">Задание (вариант 18)</text:span><text:span text:style-name="T49">: рекурсивный обход указанного каталога и замена всех разделителей пути \ на / в файлах с именем<text:s/></text:span><text:span text:style-name="T50">Makefile*</text:span><text:span text:style-name="T51"><text:s/></text:span></text:p>
        </text:list-item>
        <text:list-item>
          <text:p text:style-name="P9"><text:span text:style-name="T52">Оборудование</text:span><text:span text:style-name="T53"><text:s/>(</text:span><text:span text:style-name="T54">лабораторное</text:span><text:span text:style-name="T55">):</text:span></text:p>
        </text:list-item>
      </text:list>
      <text:p text:style-name="P10"><text:span text:style-name="T55">ЭВМ<text:s/></text:span><text:span text:style-name="T56"><text:tab/><text:tab/></text:span><text:span text:style-name="T57">, процессор<text:s/></text:span><text:span text:style-name="T58"><text:tab/><text:tab/></text:span><text:span text:style-name="T59">, имя узла сети<text:s/></text:span><text:span text:style-name="T60"><text:tab/><text:tab/><text:tab/></text:span><text:span text:style-name="T61"><text:s/>с ОП<text:s/></text:span><text:span text:style-name="T62"><text:tab/><text:tab/><text:s text:c="9"/></text:span><text:span text:style-name="T63"><text:s/>МБ</text:span></text:p>
      <text:p text:style-name="P11"><text:span text:style-name="T63">НМД<text:s/></text:span><text:span text:style-name="T64"><text:tab/><text:tab/></text:span><text:span text:style-name="T65"><text:s/>ГБ.<text:s text:c="2"/>Терминал<text:s/></text:span><text:span text:style-name="T66"><text:tab/><text:tab/></text:span><text:span text:style-name="T67"><text:s/>адрес<text:s/></text:span><text:span text:style-name="T68"><text:tab/><text:tab/><text:tab/></text:span><text:span text:style-name="T69">. Принтер<text:s/></text:span><text:span text:style-name="T70"><text:tab/><text:tab/><text:tab/></text:span></text:p>
      <text:p text:style-name="P11"><text:span text:style-name="T71">Другие устройства<text:s/></text:span><text:span text:style-name="T72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1"><text:span text:style-name="T73"/></text:p>
      <text:p text:style-name="P11"><text:span text:style-name="T74">Оборудование ПЭВМ студента, если использовалось:</text:span></text:p>
      <text:p text:style-name="P11"><text:span text:style-name="T75">Процессор<text:s/></text:span><text:span text:style-name="T76"><text:tab/><text:tab/>AMD Ryzen 7 4800U<text:tab/><text:tab/></text:span><text:span text:style-name="T77">, ОП<text:s/></text:span><text:span text:style-name="T78"><text:tab/></text:span><text:span text:style-name="T79">16</text:span><text:span text:style-name="T80"><text:tab/></text:span><text:span text:style-name="T81"><text:s/>ГБ, НМД<text:s/></text:span><text:span text:style-name="T82">1</text:span><text:span text:style-name="T83"><text:s/>ТБ. Монитор<text:s/></text:span><text:span text:style-name="T84"><text:tab/><text:tab/><text:tab/></text:span></text:p>
      <text:p text:style-name="P11"><text:span text:style-name="T85">Другие устройства<text:s/></text:span><text:span text:style-name="T8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2"><text:span text:style-name="T87"/></text:p>
      <text:list text:style-name="L13">
        <text:list-item>
          <text:p text:style-name="P13"><text:span text:style-name="T88">Программное обеспечение</text:span><text:span text:style-name="T89"><text:s/>(</text:span><text:span text:style-name="T90">лабораторное</text:span><text:span text:style-name="T91">):</text:span></text:p>
        </text:list-item>
      </text:list>
      <text:p text:style-name="P14"><text:span text:style-name="T91">Операционная система семейства<text:s/></text:span><text:span text:style-name="T92"><text:tab/><text:tab/></text:span><text:span text:style-name="T93">, наименование<text:s/></text:span><text:span text:style-name="T94"><text:tab/><text:tab/><text:tab/><text:tab/></text:span><text:span text:style-name="T95"><text:s/>версия<text:s/></text:span><text:span text:style-name="T96"><text:tab/><text:tab/></text:span></text:p>
      <text:p text:style-name="P14"><text:span text:style-name="T97">Интерпретатор команд<text:s/></text:span><text:span text:style-name="T98"><text:tab/><text:tab/><text:tab/><text:tab/><text:tab/><text:tab/><text:tab/></text:span><text:span text:style-name="T99"><text:s/>версия<text:s/></text:span><text:span text:style-name="T100"><text:tab/><text:tab/><text:tab/></text:span></text:p>
      <text:p text:style-name="P14"><text:span text:style-name="T101">Система программирования<text:s/></text:span><text:span text:style-name="T102"><text:tab/><text:tab/><text:tab/><text:tab/><text:tab/><text:tab/><text:tab/></text:span><text:span text:style-name="T103"><text:s/>версия<text:s/></text:span><text:span text:style-name="T104"><text:tab/><text:tab/><text:tab/></text:span></text:p>
      <text:p text:style-name="P14"><text:span text:style-name="T105">Редактор текстов<text:s/></text:span><text:span text:style-name="T106"><text:tab/><text:tab/><text:tab/><text:tab/><text:tab/><text:tab/><text:tab/><text:tab/></text:span><text:span text:style-name="T107"><text:s/>версия<text:s/></text:span><text:span text:style-name="T108"><text:tab/><text:tab/><text:tab/></text:span></text:p>
      <text:p text:style-name="P14"><text:span text:style-name="T109">Утилиты операционной системы<text:s/></text:span><text:span text:style-name="T110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111">Прикладные системы и программы<text:s/></text:span><text:span text:style-name="T112"><text:tab/><text:tab/><text:tab/><text:tab/><text:tab/><text:tab/><text:tab/><text:tab/><text:tab/></text:span></text:p>
      <text:p text:style-name="P14"><text:span text:style-name="T113">Местонахождения и имена файлов программ и данных<text:s/></text:span><text:span text:style-name="T114"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115"/></text:p>
      <text:p text:style-name="P14"><text:span text:style-name="T116">Программное обеспечение ЭВМ студента, если использовалось:</text:span></text:p>
      <text:p text:style-name="P14"><text:span text:style-name="T117">Операционная система семейства<text:s/></text:span><text:span text:style-name="T118"><text:tab/><text:tab/></text:span><text:span text:style-name="T119">, наименование<text:s/></text:span><text:span text:style-name="T120"><text:tab/><text:tab/><text:tab/></text:span><text:span text:style-name="T121"><text:s/>версия<text:s/></text:span><text:span text:style-name="T122"><text:tab/></text:span></text:p>
      <text:p text:style-name="P14"><text:span text:style-name="T123">Интерпретатор команд<text:s/></text:span><text:span text:style-name="T124"><text:tab/><text:tab/><text:tab/><text:tab/><text:tab/><text:tab/></text:span><text:span text:style-name="T125"><text:s/>версия<text:s/></text:span><text:span text:style-name="T126"><text:tab/><text:tab/><text:tab/></text:span></text:p>
      <text:p text:style-name="P14"><text:span text:style-name="T127">Система программирования<text:s/></text:span><text:span text:style-name="T128"><text:tab/><text:tab/><text:tab/><text:tab/><text:tab/><text:tab/><text:tab/></text:span><text:span text:style-name="T129"><text:s/>версия<text:s/></text:span><text:span text:style-name="T130"><text:tab/><text:tab/></text:span></text:p>
      <text:p text:style-name="P14"><text:span text:style-name="T131">Редактор текстов<text:s/></text:span><text:span text:style-name="T132"><text:tab/><text:tab/><text:tab/><text:tab/><text:tab/><text:tab/><text:tab/></text:span><text:span text:style-name="T133"><text:s/>версия<text:s/></text:span><text:span text:style-name="T134"><text:tab/><text:tab/><text:tab/></text:span></text:p>
      <text:p text:style-name="P14"><text:span text:style-name="T135">Утилиты операционной системы<text:s/></text:span><text:span text:style-name="T136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137">Прикладные системы и программы<text:s/></text:span><text:span text:style-name="T138"><text:tab/><text:tab/><text:tab/><text:tab/><text:tab/><text:tab/><text:tab/><text:tab/><text:tab/></text:span></text:p>
      <text:p text:style-name="P14"><text:span text:style-name="T139">Местонахождения и имена файлов программ и данных<text:s text:c="3"/></text:span><text:span text:style-name="T140"><text:tab/><text:tab/><text:tab/><text:tab/><text:tab/><text:tab/><text:tab/><text:tab/><text:tab/><text:tab/><text:tab/><text:tab/><text:tab/><text:tab/><text:tab/><text:tab/><text:tab/><text:tab/><text:tab/></text:span></text:p>
      <text:list text:style-name="L15">
        <text:list-item>
          <text:p text:style-name="P15"><text:span text:style-name="T141">Идея, метод, алгоритм</text:span><text:span text:style-name="T142"><text:s/>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16"><text:span text:style-name="T143"/></text:p>
      <text:p text:style-name="P16"><text:span text:style-name="T143"/></text:p>
      <text:p text:style-name="P16"><text:span text:style-name="T144">#!/bin/bash</text:span></text:p>
      <text:p text:style-name="P16"><text:span text:style-name="T144"/></text:p>
      <text:p text:style-name="P16"><text:span text:style-name="T144">case $1 in</text:span></text:p>
      <text:p text:style-name="P16"><text:span text:style-name="T144"><text:s text:c="3"/><text:tab/>"--help")</text:span></text:p>
      <text:p text:style-name="P16"><text:span text:style-name="T144"><text:tab/><text:tab/>echo "</text:span><text:span text:style-name="T145">Скрипт способен заменять разделители пути у файлов с Makefile в названии</text:span></text:p>
      <text:p text:style-name="P16"><text:span text:style-name="T145">Флаги:</text:span></text:p>
      <text:p text:style-name="P16"><text:span text:style-name="T145">--a заменяем / на \ </text:span></text:p>
      <text:p text:style-name="P16"><text:span text:style-name="T145">--b заменяем \ на /</text:span></text:p>
      <text:p text:style-name="P16"><text:span text:style-name="T145">--ac dir переходим по директории dir, заменяем / на \ </text:span></text:p>
      <text:p text:style-name="P16"><text:span text:style-name="T145">--bc dir переходим по директории dir, заменяем \ на / </text:span></text:p>
      <text:p text:style-name="P16"><text:span text:style-name="T145">--test1 создаёт первый тест</text:span></text:p>
      <text:p text:style-name="P16"><text:span text:style-name="T145">--test2 создаёт второй тест</text:span></text:p>
      <text:p text:style-name="P16"><text:span text:style-name="T145">--test3 создаёт третий тест</text:span></text:p>
      <text:p text:style-name="P16"><text:span text:style-name="T145">--rmtest удаляет тест</text:span></text:p>
      <text:p text:style-name="P16"><text:span text:style-name="T145"/></text:p>
      <text:p text:style-name="P16"><text:span text:style-name="T145">Script is able to replace separator of path in files with Makefile in the name</text:span></text:p>
      <text:p text:style-name="P16"><text:span text:style-name="T145">Flags:</text:span></text:p>
      <text:p text:style-name="P16"><text:span text:style-name="T145">--a replace / on \ </text:span></text:p>
      <text:p text:style-name="P16"><text:span text:style-name="T145">--b replace \ on / </text:span></text:p>
      <text:p text:style-name="P16"><text:span text:style-name="T145">--ac dir go to directory dir, replace / on \ </text:span></text:p>
      <text:p text:style-name="P16"><text:span text:style-name="T145">--bc dir go to directory dir, replace \ on / </text:span></text:p>
      <text:p text:style-name="P16"><text:span text:style-name="T145">--test1 creates the first test</text:span></text:p>
      <text:p text:style-name="P16"><text:span text:style-name="T145">--test2 creates the second test</text:span></text:p>
      <text:p text:style-name="P16"><text:span text:style-name="T145">--test3 creates the third test</text:span></text:p>
      <text:p text:style-name="P16"><text:span text:style-name="T145">--rmtest removes test"</text:span></text:p>
      <text:p text:style-name="P16"><text:span text:style-name="T145"><text:tab/>;;</text:span></text:p>
      <text:p text:style-name="P16"><text:span text:style-name="T145"><text:tab/>"--a")</text:span></text:p>
      <text:p text:style-name="P16"><text:span text:style-name="T145"><text:tab/><text:tab/>dir=`find -name "Makefile*"`</text:span></text:p>
      <text:p text:style-name="P16"><text:span text:style-name="T145"><text:tab/><text:tab/>echo ${dir////\\}</text:span></text:p>
      <text:p text:style-name="P16"><text:span text:style-name="T145"><text:tab/>;;</text:span></text:p>
      <text:p text:style-name="P16"><text:span text:style-name="T145"><text:tab/>"--b")</text:span></text:p>
      <text:p text:style-name="P16"><text:span text:style-name="T145"><text:tab/><text:tab/>dir=`find -name "Makefile*"`</text:span></text:p>
      <text:p text:style-name="P16"><text:span text:style-name="T145"><text:tab/><text:tab/>echo ${dir//\///}</text:span></text:p>
      <text:p text:style-name="P16"><text:span text:style-name="T145"><text:tab/>;;</text:span></text:p>
      <text:p text:style-name="P16"><text:span text:style-name="T145"><text:tab/>"--ac")</text:span></text:p>
      <text:p text:style-name="P16"><text:span text:style-name="T145"><text:tab/><text:tab/>cd $2</text:span></text:p>
      <text:p text:style-name="P16"><text:span text:style-name="T145"><text:tab/><text:tab/>dir=`find -name "Makefile*"`</text:span></text:p>
      <text:p text:style-name="P16"><text:span text:style-name="T145"><text:tab/><text:tab/>echo ${dir////\\}</text:span></text:p>
      <text:p text:style-name="P16"><text:span text:style-name="T145"><text:tab/>;;</text:span></text:p>
      <text:p text:style-name="P16"><text:span text:style-name="T145"><text:tab/>"--bc")</text:span></text:p>
      <text:p text:style-name="P16"><text:span text:style-name="T145"><text:tab/><text:tab/>cd $2</text:span></text:p>
      <text:p text:style-name="P16"><text:span text:style-name="T145"><text:tab/><text:tab/>dir=`find -name "Makefile*"`</text:span></text:p>
      <text:p text:style-name="P16"><text:span text:style-name="T145"><text:tab/><text:tab/>echo ${dir//\///}</text:span></text:p>
      <text:p text:style-name="P16"><text:span text:style-name="T145"><text:tab/>;;</text:span></text:p>
      <text:p text:style-name="P16"><text:span text:style-name="T145"><text:tab/><text:tab/>"--test1")</text:span></text:p>
      <text:p text:style-name="P16"><text:span text:style-name="T145"><text:tab/><text:tab/>rm -rf test</text:span></text:p>
      <text:p text:style-name="P16"><text:span text:style-name="T145"><text:tab/><text:tab/>rm -f file_Makefile.txt</text:span></text:p>
      <text:p text:style-name="P16"><text:span text:style-name="T145"><text:tab/><text:tab/>rm -f Makefile_file.txt</text:span></text:p>
      <text:p text:style-name="P16"><text:span text:style-name="T145"><text:tab/><text:tab/>rm -f makefile.txt</text:span></text:p>
      <text:p text:style-name="P16"><text:span text:style-name="T145"><text:tab/><text:tab/>mkdir test</text:span></text:p>
      <text:p text:style-name="P16"><text:span text:style-name="T145"><text:tab/><text:tab/>cd test</text:span></text:p>
      <text:p text:style-name="P16"><text:span text:style-name="T145"><text:tab/><text:tab/>&gt;file_Makefile.txt</text:span></text:p>
      <text:p text:style-name="P16"><text:span text:style-name="T145"><text:tab/><text:tab/>&gt;Makefile_file.txt</text:span></text:p>
      <text:p text:style-name="P16"><text:span text:style-name="T145"><text:tab/><text:tab/>&gt;makefile.txt</text:span></text:p>
      <text:p text:style-name="P16"><text:span text:style-name="T145"><text:tab/>;;</text:span></text:p>
      <text:p text:style-name="P16"><text:span text:style-name="T145"><text:tab/>"--test2")</text:span></text:p>
      <text:p text:style-name="P16"><text:span text:style-name="T145"><text:tab/><text:tab/>rm -Rf test</text:span></text:p>
      <text:p text:style-name="P16"><text:span text:style-name="T145"><text:tab/><text:tab/>rm -f file_Makefile.txt</text:span></text:p>
      <text:p text:style-name="P16"><text:span text:style-name="T145"><text:tab/><text:tab/>rm -f Makefile_file.txt</text:span></text:p>
      <text:p text:style-name="P16"><text:span text:style-name="T145"><text:tab/><text:tab/>rm -f makefile.txt</text:span></text:p>
      <text:p text:style-name="P16"><text:span text:style-name="T145"><text:tab/><text:tab/>mkdir test</text:span></text:p>
      <text:p text:style-name="P16"><text:span text:style-name="T145"><text:tab/><text:tab/>cd test</text:span></text:p>
      <text:p text:style-name="P16"><text:span text:style-name="T145"><text:tab/><text:tab/>&gt;Makefile1.txt</text:span></text:p>
      <text:p text:style-name="P16"><text:span text:style-name="T145"><text:tab/><text:tab/>mkdir dir1</text:span></text:p>
      <text:p text:style-name="P16"><text:span text:style-name="T145"><text:tab/><text:tab/>mkdir dir2</text:span></text:p>
      <text:p text:style-name="P16"><text:span text:style-name="T145"><text:tab/><text:tab/>cd dir1</text:span></text:p>
      <text:p text:style-name="P16"><text:span text:style-name="T145"><text:tab/><text:tab/>&gt;Makefile2.txt</text:span></text:p>
      <text:p text:style-name="P16"><text:span text:style-name="T145"><text:tab/><text:tab/>cd ..</text:span></text:p>
      <text:p text:style-name="P16"><text:span text:style-name="T145"><text:tab/><text:tab/>cd dir2</text:span></text:p>
      <text:p text:style-name="P16"><text:span text:style-name="T145"><text:tab/><text:tab/>&gt;file_Makefile.txt</text:span></text:p>
      <text:p text:style-name="P16"><text:span text:style-name="T145"><text:tab/>;;</text:span></text:p>
      <text:p text:style-name="P16"><text:span text:style-name="T145"><text:tab/>"--test3")</text:span></text:p>
      <text:p text:style-name="P16"><text:span text:style-name="T145"><text:tab/><text:tab/>rm -Rf test</text:span></text:p>
      <text:p text:style-name="P16"><text:span text:style-name="T145"><text:tab/><text:tab/>rm -f file_Makefile.txt</text:span></text:p>
      <text:p text:style-name="P16"><text:span text:style-name="T145"><text:tab/><text:tab/>rm -f Makefile_file.txt</text:span></text:p>
      <text:p text:style-name="P16"><text:span text:style-name="T145"><text:tab/><text:tab/>rm -f makefile.txt</text:span></text:p>
      <text:p text:style-name="P16"><text:span text:style-name="T145"><text:tab/><text:tab/>&gt;file_Makefile.txt</text:span></text:p>
      <text:p text:style-name="P16"><text:span text:style-name="T145"><text:tab/><text:tab/>&gt;Makefile_file.txt</text:span></text:p>
      <text:p text:style-name="P16"><text:span text:style-name="T145"><text:tab/><text:tab/>&gt;makefile.txt</text:span></text:p>
      <text:p text:style-name="P16"><text:span text:style-name="T145"><text:tab/>;;</text:span></text:p>
      <text:p text:style-name="P16"><text:span text:style-name="T145"><text:tab/>"--rmtest")</text:span></text:p>
      <text:p text:style-name="P16"><text:span text:style-name="T145"><text:tab/><text:tab/>rm -Rf test</text:span></text:p>
      <text:p text:style-name="P16"><text:span text:style-name="T145"><text:tab/><text:tab/>rm -f file_Makefile.txt</text:span></text:p>
      <text:p text:style-name="P16"><text:span text:style-name="T145"><text:tab/><text:tab/>rm -f Makefile_file.txt</text:span></text:p>
      <text:p text:style-name="P16"><text:span text:style-name="T145"><text:tab/><text:tab/>rm -f makefile.txt</text:span></text:p>
      <text:p text:style-name="P16"><text:span text:style-name="T145"><text:tab/>;;</text:span></text:p>
      <text:p text:style-name="P16"><text:span text:style-name="T145">esac</text:span></text:p>
      <text:p text:style-name="P16"><text:span text:style-name="T146"/></text:p>
      <text:p text:style-name="P16"><text:span text:style-name="T147">Пункты 1-7 отчёта составляются<text:s/></text:span><text:span text:style-name="T148">строго до</text:span><text:span text:style-name="T149"><text:s/>начала лабораторной работы.</text:span></text:p>
      <text:p text:style-name="P16"><text:span text:style-name="T150"/></text:p>
      <text:p text:style-name="P17"><text:span text:style-name="T151">Допущен к выполнению работы. Подпись преподавателя<text:s/></text:span><text:span text:style-name="T152"><text:tab/><text:tab/><text:tab/><text:tab/></text:span></text:p>
      <text:list text:style-name="L18">
        <text:list-item>
          <text:p text:style-name="P18"><text:span text:style-name="T153">Распечатка протокола</text:span><text:span text:style-name="T154"><text:s/>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9"><text:span text:style-name="T155"/></text:p>
      <text:list text:style-name="L20">
        <text:list-item>
          <text:p text:style-name="P20"><text:span text:style-name="T156">Дневник отладки</text:span><text:span text:style-name="T157"><text:s/>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column table:style-name="TableColumn0206"/>
        <table:table-row table:style-name="TableRow0200">
          <table:table-cell table:style-name="TableCell020000">
            <text:p text:style-name="P22"><text:span text:style-name="T159">№</text:span><text:span text:style-name="T160"/></text:p>
          </table:table-cell>
          <table:table-cell table:style-name="TableCell020001">
            <text:p text:style-name="P22"><text:span text:style-name="T161">Лаб.</text:span></text:p>
            <text:p text:style-name="P22"><text:span text:style-name="T161">или</text:span></text:p>
            <text:p text:style-name="P22"><text:span text:style-name="T161">дом.</text:span><text:span text:style-name="T162"/></text:p>
          </table:table-cell>
          <table:table-cell table:style-name="TableCell020002">
            <text:p text:style-name="P22"><text:span text:style-name="T163">Дата</text:span><text:span text:style-name="T164"/></text:p>
          </table:table-cell>
          <table:table-cell table:style-name="TableCell020003">
            <text:p text:style-name="P22"><text:span text:style-name="T165">Время</text:span><text:span text:style-name="T166"/></text:p>
          </table:table-cell>
          <table:table-cell table:style-name="TableCell020004">
            <text:p text:style-name="P22"><text:span text:style-name="T167">Событие</text:span><text:span text:style-name="T168"/></text:p>
          </table:table-cell>
          <table:table-cell table:style-name="TableCell020005">
            <text:p text:style-name="P22"><text:span text:style-name="T169">Действие по исправлению</text:span><text:span text:style-name="T170"/></text:p>
          </table:table-cell>
          <table:table-cell table:style-name="TableCell020006">
            <text:p text:style-name="P22"><text:span text:style-name="T171">Примечание</text:span><text:span text:style-name="T172"/></text:p>
          </table:table-cell>
        </table:table-row>
        <table:table-row table:style-name="TableRow0201">
          <table:table-cell table:style-name="TableCell020100">
            <text:p text:style-name="P25"><text:span text:style-name="T172"/></text:p>
            <text:p text:style-name="P25"><text:span text:style-name="T172"/></text:p>
            <text:p text:style-name="P25"><text:span text:style-name="T172"/></text:p>
            <text:p text:style-name="P25"><text:span text:style-name="T172"/></text:p>
            <text:p text:style-name="P25"><text:span text:style-name="T172"/></text:p>
            <text:p text:style-name="P25"><text:span text:style-name="T172"/></text:p>
            <text:p text:style-name="P25"><text:span text:style-name="T172"/></text:p>
            <text:p text:style-name="P25"><text:span text:style-name="T172"/></text:p>
            <text:p text:style-name="P25"><text:span text:style-name="T172"/></text:p>
            <text:p text:style-name="P25"><text:span text:style-name="T172"/></text:p>
            <text:p text:style-name="P25"><text:span text:style-name="T172"/></text:p>
            <text:p text:style-name="P25"><text:span text:style-name="T172"/></text:p>
            <text:p text:style-name="P25"><text:span text:style-name="T172"/></text:p>
            <text:p text:style-name="P25"><text:span text:style-name="T172"/></text:p>
            <text:p text:style-name="P25"><text:span text:style-name="T172"/></text:p>
            <text:p text:style-name="P25"><text:span text:style-name="T172"/></text:p>
            <text:p text:style-name="P25"><text:span text:style-name="T172"/></text:p>
            <text:p text:style-name="P25"><text:span text:style-name="T172"/></text:p>
            <text:p text:style-name="P25"><text:span text:style-name="T172"/></text:p>
            <text:p text:style-name="P25"><text:span text:style-name="T172"/></text:p>
            <text:p text:style-name="P25"><text:span text:style-name="T172"/></text:p>
            <text:p text:style-name="P25"><text:span text:style-name="T172"/></text:p>
            <text:p text:style-name="P25"><text:span text:style-name="T172"/></text:p>
            <text:p text:style-name="P25"><text:span text:style-name="T172"/></text:p>
            <text:p text:style-name="P25"><text:span text:style-name="T172"/></text:p>
            <text:p text:style-name="P25"><text:span text:style-name="T172"/></text:p>
            <text:p text:style-name="P25"><text:span text:style-name="T172"/></text:p>
            <text:p text:style-name="P25"><text:span text:style-name="T172"/></text:p>
          </table:table-cell>
          <table:table-cell table:style-name="TableCell020101">
            <text:p text:style-name="P25"><text:span text:style-name="T172"/></text:p>
          </table:table-cell>
          <table:table-cell table:style-name="TableCell020102">
            <text:p text:style-name="P25"><text:span text:style-name="T172"/></text:p>
          </table:table-cell>
          <table:table-cell table:style-name="TableCell020103">
            <text:p text:style-name="P25"><text:span text:style-name="T172"/></text:p>
          </table:table-cell>
          <table:table-cell table:style-name="TableCell020104">
            <text:p text:style-name="P25"><text:span text:style-name="T172"/></text:p>
          </table:table-cell>
          <table:table-cell table:style-name="TableCell020105">
            <text:p text:style-name="P25"><text:span text:style-name="T172"/></text:p>
          </table:table-cell>
          <table:table-cell table:style-name="TableCell020106">
            <text:p text:style-name="P25"><text:span text:style-name="T172"/></text:p>
          </table:table-cell>
        </table:table-row>
      </table:table>
      <text:p text:style-name="P27"><text:span text:style-name="T172"/></text:p>
      <text:list text:style-name="L28">
        <text:list-item>
          <text:p text:style-name="P28"><text:span text:style-name="T173">Замечание автора по существу работы<text:s/></text:span><text:span text:style-name="T174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28"><text:span text:style-name="T175">Выводы<text:s text:c="2"/>:<text:s text:c="3"/>написал скрипт на<text:s/></text:span><text:span text:style-name="T176">bash</text:span><text:span text:style-name="T177"/></text:p>
        </text:list-item>
        <text:list-item>
          <text:p text:style-name="P28"><text:span text:style-name="T178"/></text:p>
        </text:list-item>
      </text:list>
      <text:p text:style-name="P29"><text:span text:style-name="T179">Недочеты, допущенные при выполнении задания, могут быть устранены следующим образом<text:s/></text:span><text:span text:style-name="T18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9"><text:span text:style-name="T181"/></text:p>
      <text:p text:style-name="P30"><text:span text:style-name="T182">Подпись студента<text:s/></text:span><text:span text:style-name="T183"><text:tab/><text:tab/><text:tab/></text:span><text:span text:style-name="T18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